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tobufEncoderTests.encode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tobufEncoderTests.en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tobufEncoderTests.ProtobufEncoder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EncoderTests.can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tobufEncoderTests.expect( Ms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